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75cm" fo:min-width="2.5cm"/>
    </style:style>
    <style:style style:name="gr2" style:family="graphic" style:parent-style-name="objectwithoutfill">
      <style:graphic-properties svg:stroke-color="#000000" draw:marker-start="" draw:marker-start-width="0.1cm" draw:marker-end="Arrow" draw:marker-end-width="0.15cm" draw:fill="none" draw:fill-color="#ffffff" draw:fill-image-width="0cm" draw:fill-image-height="0cm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1.588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1" style:family="paragraph">
      <loext:graphic-properties draw:fill-color="#ffffff" draw:fill-image-width="0cm" draw:fill-image-height="0cm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ommon">
        <draw:custom-shape draw:style-name="gr1" draw:text-style-name="P1" draw:layer="layout" svg:width="3cm" svg:height="2cm" svg:x="25.6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.7cm" svg:y1="5.5cm" svg:x2="28.5cm" svg:y2="5.5cm">
          <text:p/>
        </draw:line>
        <draw:custom-shape draw:style-name="gr3" draw:text-style-name="P4" xml:id="id1" draw:id="id1" draw:layer="layout" svg:width="3cm" svg:height="2cm" svg:x="4cm" svg:y="5cm">
          <text:p text:style-name="P3">Avail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cm" svg:height="2cm" svg:x="9cm" svg:y="5cm">
          <text:p text:style-name="P3">Loa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7cm" svg:y1="6cm" svg:x2="9cm" svg:y2="6cm" draw:start-shape="id1" draw:start-glue-point="10" draw:end-shape="id2" draw:end-glue-point="6" svg:d="M7000 6000h2000" svg:viewBox="0 0 2001 1">
          <text:p/>
        </draw:connector>
        <draw:custom-shape draw:style-name="gr3" draw:text-style-name="P4" xml:id="id3" draw:id="id3" draw:layer="layout" svg:width="3cm" svg:height="2cm" svg:x="14cm" svg:y="5cm">
          <text:p text:style-name="P3">Enab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cm" svg:height="2cm" svg:x="9cm" svg:y="8cm">
          <text:p text:style-name="P3">Unloa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2cm" svg:y1="6cm" svg:x2="14cm" svg:y2="6cm" draw:start-shape="id2" draw:start-glue-point="10" draw:end-shape="id3" svg:d="M12000 6000h2000" svg:viewBox="0 0 2001 1">
          <text:p/>
        </draw:connector>
        <draw:connector draw:style-name="gr4" draw:text-style-name="P4" draw:layer="layout" svg:x1="15.5cm" svg:y1="7cm" svg:x2="12cm" svg:y2="9cm" draw:start-shape="id3" draw:start-glue-point="8" draw:end-shape="id4" svg:d="M15500 7000v2000h-3500" svg:viewBox="0 0 3501 2001">
          <text:p/>
        </draw:connector>
        <draw:connector draw:style-name="gr4" draw:text-style-name="P4" draw:layer="layout" svg:x1="10.5cm" svg:y1="7cm" svg:x2="10.5cm" svg:y2="8cm" draw:start-shape="id2" draw:start-glue-point="8" draw:end-shape="id4" draw:end-glue-point="4" svg:d="M10500 7000v1000" svg:viewBox="0 0 1 1001">
          <text:p/>
        </draw:connector>
        <draw:connector draw:style-name="gr4" draw:text-style-name="P4" draw:layer="layout" draw:line-skew="-0.482cm" svg:x1="15.5cm" svg:y1="5cm" svg:x2="10.5cm" svg:y2="5cm" draw:start-shape="id3" draw:start-glue-point="4" draw:end-shape="id2" svg:d="M15500 5000v-1000h-5000v1000" svg:viewBox="0 0 5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style:font-name="Cabin2" fo:font-family="Cabin" style:font-style-name="Regular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ommo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0:36:55.602574957</meta:creation-date>
    <meta:editing-duration>PT4H48M53S</meta:editing-duration>
    <meta:editing-cycles>6</meta:editing-cycles>
    <meta:generator>LibreOffice/5.1.6.2$Linux_X86_64 LibreOffice_project/10m0$Build-2</meta:generator>
    <dc:title>common</dc:title>
    <meta:initial-creator>Holger Machens</meta:initial-creator>
    <dc:date>2019-08-24T15:53:07.816323910</dc:date>
    <dc:creator>Holger Machens</dc:creator>
    <meta:document-statistic meta:object-count="11"/>
    <meta:template xlink:type="simple" xlink:actuate="onRequest" xlink:title="common" xlink:href="../../../../../../../.config/libreoffice/4/user/template/common.otg" meta:date="2017-11-04T10:36:55.075159325"/>
  </office:meta>
</office:document-meta>
</file>